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15.37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UnitSystem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he valid unit systems that can be specified in a DirectionsRequest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ant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Constant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4">
          <table:table-cell table:style-name="ce4" office:value-type="string">
            <text:p>IMPERIAL</text:p>
          </table:table-cell>
          <table:table-cell table:style-name="ce4" office:value-type="string">
            <text:p>Specifies that distances in the DirectionsResult should be expressed in imperial units.</text:p>
          </table:table-cell>
          <table:table-cell table:style-name="ce4"/>
        </table:table-row>
        <table:table-row table:style-name="ro4">
          <table:table-cell table:style-name="ce4" office:value-type="string">
            <text:p>METRIC</text:p>
          </table:table-cell>
          <table:table-cell table:style-name="ce4" office:value-type="string">
            <text:p>Specifies that distances in the DirectionsResult should be expressed in metric units.</text:p>
          </table:table-cell>
          <table:table-cell table:style-name="ce4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4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41:24.80</meta:creation-date>
    <dc:date>2012-07-17T11:42:17.62</dc:date>
    <meta:editing-duration>PT52S</meta:editing-duration>
    <meta:editing-cycles>1</meta:editing-cycles>
    <meta:document-statistic meta:table-count="3" meta:cell-count="9" meta:object-count="0"/>
    <meta:generator>OpenOffice.org/3.3$Win32 OpenOffice.org_project/330m20$Build-9567</meta:generator>
  </office:meta>
</office:document-meta>
</file>